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Austraila National Team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ill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leeson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ied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err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rr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Terr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Reid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Mora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Mora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ora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9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ora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Hill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Touzend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Hill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Hill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number-rows-repeated="1048507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2T20:31:56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